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1.999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22pt" style:font-size-asian="22pt" style:font-size-complex="22pt"/>
    </style:style>
    <style:style style:name="P1" style:family="paragraph">
      <style:paragraph-properties fo:text-align="center"/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.998cm" svg:x="3.652cm" svg:y="13.9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.0</text:p>
              </table:table-cell>
              <table:table-cell>
                <text:p text:style-name="P1">3.14</text:p>
              </table:table-cell>
              <table:table-cell>
                <text:p text:style-name="P1">5.6</text:p>
              </table:table-cell>
              <table:table-cell>
                <text:p text:style-name="P1">7.1</text:p>
              </table:table-cell>
              <table:table-cell>
                <text:p text:style-name="P1">11.2</text:p>
              </table:table-cell>
              <table:table-cell>
                <text:p text:style-name="P1">13.8</text:p>
              </table:table-cell>
              <table:table-cell>
                <text:p text:style-name="P1">17.1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2:22:27.338044790</meta:creation-date>
    <dc:date>2021-09-10T12:37:53.341806615</dc:date>
    <meta:editing-duration>PT15M25S</meta:editing-duration>
    <meta:editing-cycles>3</meta:editing-cycles>
    <meta:generator>LibreOffice/6.0.7.3$Linux_X86_64 LibreOffice_project/00m0$Build-3</meta:generator>
    <meta:document-statistic meta:object-count="1"/>
  </office:meta>
</office:document-meta>
</file>